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Hints.registerType( Class &lt; ? extends Serializable &gt; type , @ Nullable Consumer &lt; JavaSerializationHint . Builder &gt; serializat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Hints.Serialization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Hints.javaSerialization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Hints.registerType( Class &lt; ? extends Serializable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Hints.registerType( TypeReferenc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Hints.registerType( TypeReference type , @ Nullable Consumer &lt; JavaSerializationHint . Builder &gt; serialization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